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820.23pt" svg:height="628.7pt" svg:x="37.36pt" svg:y="281.59pt">
            <loext:p draw:notify-on-update-of-ranges="data.A2:data.A19 data.B1:data.B1 data.B2:data.B19 data.A2:data.A19 data.C1:data.C1 data.C2:data.C19 data.A2:data.A19 data.D1:data.D1 data.D2:data.D19 data.A2:data.A19 data.E1:data.E1 data.E2:data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.704" calcext:value-type="float">
            <text:p>571.704</text:p>
          </table:table-cell>
          <table:table-cell office:value-type="float" office:value="660.669" calcext:value-type="float">
            <text:p>660.669</text:p>
          </table:table-cell>
          <table:table-cell office:value-type="float" office:value="671.219" calcext:value-type="float">
            <text:p>671.219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.514" calcext:value-type="float">
            <text:p>571.514</text:p>
          </table:table-cell>
          <table:table-cell office:value-type="float" office:value="786.133" calcext:value-type="float">
            <text:p>786.133</text:p>
          </table:table-cell>
          <table:table-cell office:value-type="float" office:value="671.884" calcext:value-type="float">
            <text:p>671.884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4.812" calcext:value-type="float">
            <text:p>604.812</text:p>
          </table:table-cell>
          <table:table-cell office:value-type="float" office:value="1176.21" calcext:value-type="float">
            <text:p>1176.21</text:p>
          </table:table-cell>
          <table:table-cell office:value-type="float" office:value="693.256" calcext:value-type="float">
            <text:p>693.256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0.655" calcext:value-type="float">
            <text:p>610.655</text:p>
          </table:table-cell>
          <table:table-cell office:value-type="float" office:value="1165.04" calcext:value-type="float">
            <text:p>1165.04</text:p>
          </table:table-cell>
          <table:table-cell office:value-type="float" office:value="911.501" calcext:value-type="float">
            <text:p>911.501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3.812" calcext:value-type="float">
            <text:p>603.812</text:p>
          </table:table-cell>
          <table:table-cell office:value-type="float" office:value="1153.72" calcext:value-type="float">
            <text:p>1153.72</text:p>
          </table:table-cell>
          <table:table-cell office:value-type="float" office:value="878.644" calcext:value-type="float">
            <text:p>878.644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.661" calcext:value-type="float">
            <text:p>601.661</text:p>
          </table:table-cell>
          <table:table-cell office:value-type="float" office:value="1155.26" calcext:value-type="float">
            <text:p>1155.26</text:p>
          </table:table-cell>
          <table:table-cell office:value-type="float" office:value="790.739" calcext:value-type="float">
            <text:p>790.739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9.588" calcext:value-type="float">
            <text:p>609.588</text:p>
          </table:table-cell>
          <table:table-cell office:value-type="float" office:value="1169.7" calcext:value-type="float">
            <text:p>1169.7</text:p>
          </table:table-cell>
          <table:table-cell office:value-type="float" office:value="1030.38" calcext:value-type="float">
            <text:p>1030.38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2.28" calcext:value-type="float">
            <text:p>602.28</text:p>
          </table:table-cell>
          <table:table-cell office:value-type="float" office:value="1158.63" calcext:value-type="float">
            <text:p>1158.63</text:p>
          </table:table-cell>
          <table:table-cell office:value-type="float" office:value="1091.33" calcext:value-type="float">
            <text:p>1091.33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6.128" calcext:value-type="float">
            <text:p>596.128</text:p>
          </table:table-cell>
          <table:table-cell office:value-type="float" office:value="1117.22" calcext:value-type="float">
            <text:p>1117.22</text:p>
          </table:table-cell>
          <table:table-cell office:value-type="float" office:value="1239.25" calcext:value-type="float">
            <text:p>1239.25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3.149" calcext:value-type="float">
            <text:p>583.149</text:p>
          </table:table-cell>
          <table:table-cell office:value-type="float" office:value="1128.33" calcext:value-type="float">
            <text:p>1128.33</text:p>
          </table:table-cell>
          <table:table-cell office:value-type="float" office:value="1277.03" calcext:value-type="float">
            <text:p>1277.03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1.976" calcext:value-type="float">
            <text:p>591.976</text:p>
          </table:table-cell>
          <table:table-cell office:value-type="float" office:value="1152.27" calcext:value-type="float">
            <text:p>1152.27</text:p>
          </table:table-cell>
          <table:table-cell office:value-type="float" office:value="1500.67" calcext:value-type="float">
            <text:p>1500.67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.213" calcext:value-type="float">
            <text:p>587.213</text:p>
          </table:table-cell>
          <table:table-cell office:value-type="float" office:value="1134.56" calcext:value-type="float">
            <text:p>1134.56</text:p>
          </table:table-cell>
          <table:table-cell office:value-type="float" office:value="1323.53" calcext:value-type="float">
            <text:p>1323.53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2.475" calcext:value-type="float">
            <text:p>592.475</text:p>
          </table:table-cell>
          <table:table-cell office:value-type="float" office:value="1141.15" calcext:value-type="float">
            <text:p>1141.15</text:p>
          </table:table-cell>
          <table:table-cell office:value-type="float" office:value="2210.71" calcext:value-type="float">
            <text:p>2210.71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6.093" calcext:value-type="float">
            <text:p>596.093</text:p>
          </table:table-cell>
          <table:table-cell office:value-type="float" office:value="1154.56" calcext:value-type="float">
            <text:p>1154.56</text:p>
          </table:table-cell>
          <table:table-cell office:value-type="float" office:value="2220.63" calcext:value-type="float">
            <text:p>2220.63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.358" calcext:value-type="float">
            <text:p>600.358</text:p>
          </table:table-cell>
          <table:table-cell office:value-type="float" office:value="1152.63" calcext:value-type="float">
            <text:p>1152.63</text:p>
          </table:table-cell>
          <table:table-cell office:value-type="float" office:value="2248.98" calcext:value-type="float">
            <text:p>2248.98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6.095" calcext:value-type="float">
            <text:p>596.095</text:p>
          </table:table-cell>
          <table:table-cell office:value-type="float" office:value="1149.74" calcext:value-type="float">
            <text:p>1149.74</text:p>
          </table:table-cell>
          <table:table-cell office:value-type="float" office:value="2209.8" calcext:value-type="float">
            <text:p>2209.8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2.416" calcext:value-type="float">
            <text:p>582.416</text:p>
          </table:table-cell>
          <table:table-cell office:value-type="float" office:value="1143.58" calcext:value-type="float">
            <text:p>1143.58</text:p>
          </table:table-cell>
          <table:table-cell office:value-type="float" office:value="2276.43" calcext:value-type="float">
            <text:p>2276.43</text:p>
          </table:table-cell>
          <table:table-cell office:value-type="float" office:value="637.123" calcext:value-type="float">
            <text:p>637.1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0.948" calcext:value-type="float">
            <text:p>580.948</text:p>
          </table:table-cell>
          <table:table-cell office:value-type="float" office:value="1117.05" calcext:value-type="float">
            <text:p>1117.05</text:p>
          </table:table-cell>
          <table:table-cell office:value-type="float" office:value="2170.17" calcext:value-type="float">
            <text:p>2170.17</text:p>
          </table:table-cell>
          <table:table-cell office:value-type="float" office:value="637.123" calcext:value-type="float">
            <text:p>637.123</text:p>
          </table:table-cell>
        </table:table-row>
      </table:table>
      <table:table table:name="Sheet2" table:style-name="ta1">
        <table:shapes>
          <draw:frame draw:z-index="0" draw:style-name="gr1" draw:text-style-name="P1" svg:width="602.48pt" svg:height="710.76pt" svg:x="52.87pt" svg:y="252.23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.094" calcext:value-type="float">
            <text:p>589.094</text:p>
          </table:table-cell>
          <table:table-cell office:value-type="float" office:value="755.033" calcext:value-type="float">
            <text:p>755.033</text:p>
          </table:table-cell>
          <table:table-cell office:value-type="float" office:value="489.375" calcext:value-type="float">
            <text:p>489.37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3.565" calcext:value-type="float">
            <text:p>563.565</text:p>
          </table:table-cell>
          <table:table-cell office:value-type="float" office:value="802.405" calcext:value-type="float">
            <text:p>802.405</text:p>
          </table:table-cell>
          <table:table-cell office:value-type="float" office:value="865.287" calcext:value-type="float">
            <text:p>865.287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683" calcext:value-type="float">
            <text:p>585.683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703.669" calcext:value-type="float">
            <text:p>703.66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.046" calcext:value-type="float">
            <text:p>608.046</text:p>
          </table:table-cell>
          <table:table-cell office:value-type="float" office:value="1164.87" calcext:value-type="float">
            <text:p>1164.87</text:p>
          </table:table-cell>
          <table:table-cell office:value-type="float" office:value="795.936" calcext:value-type="float">
            <text:p>795.93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.236" calcext:value-type="float">
            <text:p>601.236</text:p>
          </table:table-cell>
          <table:table-cell office:value-type="float" office:value="1165.44" calcext:value-type="float">
            <text:p>1165.44</text:p>
          </table:table-cell>
          <table:table-cell office:value-type="float" office:value="863.595" calcext:value-type="float">
            <text:p>863.59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3.807" calcext:value-type="float">
            <text:p>603.80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791.771" calcext:value-type="float">
            <text:p>791.77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0.543" calcext:value-type="float">
            <text:p>610.543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126.85" calcext:value-type="float">
            <text:p>1126.8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9.152" calcext:value-type="float">
            <text:p>579.152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988.649" calcext:value-type="float">
            <text:p>988.64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.11" calcext:value-type="float">
            <text:p>600.11</text:p>
          </table:table-cell>
          <table:table-cell office:value-type="float" office:value="1137.27" calcext:value-type="float">
            <text:p>1137.27</text:p>
          </table:table-cell>
          <table:table-cell office:value-type="float" office:value="1028.61" calcext:value-type="float">
            <text:p>1028.6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4.877" calcext:value-type="float">
            <text:p>584.877</text:p>
          </table:table-cell>
          <table:table-cell office:value-type="float" office:value="1132.78" calcext:value-type="float">
            <text:p>1132.78</text:p>
          </table:table-cell>
          <table:table-cell office:value-type="float" office:value="1135.51" calcext:value-type="float">
            <text:p>1135.5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1.054" calcext:value-type="float">
            <text:p>601.054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270.14" calcext:value-type="float">
            <text:p>1270.14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4.558" calcext:value-type="float">
            <text:p>594.558</text:p>
          </table:table-cell>
          <table:table-cell office:value-type="float" office:value="1142.03" calcext:value-type="float">
            <text:p>1142.03</text:p>
          </table:table-cell>
          <table:table-cell office:value-type="float" office:value="1273.6" calcext:value-type="float">
            <text:p>1273.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1.766" calcext:value-type="float">
            <text:p>601.766</text:p>
          </table:table-cell>
          <table:table-cell office:value-type="float" office:value="1156.37" calcext:value-type="float">
            <text:p>1156.37</text:p>
          </table:table-cell>
          <table:table-cell office:value-type="float" office:value="2246.89" calcext:value-type="float">
            <text:p>2246.8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3.552" calcext:value-type="float">
            <text:p>603.552</text:p>
          </table:table-cell>
          <table:table-cell office:value-type="float" office:value="1158.72" calcext:value-type="float">
            <text:p>1158.72</text:p>
          </table:table-cell>
          <table:table-cell office:value-type="float" office:value="2267.12" calcext:value-type="float">
            <text:p>2267.1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867" calcext:value-type="float">
            <text:p>609.867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2290.06" calcext:value-type="float">
            <text:p>2290.0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.577" calcext:value-type="float">
            <text:p>605.577</text:p>
          </table:table-cell>
          <table:table-cell office:value-type="float" office:value="1160.74" calcext:value-type="float">
            <text:p>1160.74</text:p>
          </table:table-cell>
          <table:table-cell office:value-type="float" office:value="2278.41" calcext:value-type="float">
            <text:p>2278.4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6.657" calcext:value-type="float">
            <text:p>606.657</text:p>
          </table:table-cell>
          <table:table-cell office:value-type="float" office:value="1165.62" calcext:value-type="float">
            <text:p>1165.62</text:p>
          </table:table-cell>
          <table:table-cell office:value-type="float" office:value="2276.38" calcext:value-type="float">
            <text:p>2276.38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.55" calcext:value-type="float">
            <text:p>591.55</text:p>
          </table:table-cell>
          <table:table-cell office:value-type="float" office:value="1133.89" calcext:value-type="float">
            <text:p>1133.89</text:p>
          </table:table-cell>
          <table:table-cell office:value-type="float" office:value="2212.2" calcext:value-type="float">
            <text:p>2212.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03:37:24.525167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03:41:05.818265763</dc:date>
    <meta:editing-duration>PT38M38S</meta:editing-duration>
    <meta:editing-cycles>5</meta:editing-cycles>
    <meta:generator>LibreOffice/5.1.6.2$Linux_X86_64 LibreOffice_project/10m0$Build-2</meta:generator>
    <meta:document-statistic meta:table-count="2" meta:cell-count="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37cm" svg:height="22.18cm" xlink:href=".." xlink:type="simple" chart:class="chart:scatter" chart:style-name="ch1">
        <chart:title svg:x="7.532cm" svg:y="0.579cm" chart:style-name="ch2">
          <text:p>Comparision on Performance between 2 types of False Sharing Fixes</text:p>
        </chart:title>
        <chart:subtitle svg:x="9.185cm" svg:y="1.801cm" chart:style-name="ch3">
          <text:p>Mega  Read&amp;Write Operations Per Second vs. Padding Size</text:p>
        </chart:subtitle>
        <chart:legend chart:legend-position="bottom" svg:x="5.89cm" svg:y="21.397cm" style:legend-expansion="wide" chart:style-name="ch4"/>
        <chart:plot-area chart:style-name="ch5" table:cell-range-address="data.A2:data.E19 data.B1:data.E1" chart:data-source-has-labels="row" svg:x="1.589cm" svg:y="2.927cm" svg:width="26.77cm" svg:height="17.046cm">
          <chartooo:coordinate-region svg:x="2.581cm" svg:y="3.126cm" svg:width="25.592cm" svg:height="16.2cm"/>
          <chart:axis chart:dimension="x" chart:name="primary-x" chart:style-name="ch6">
            <chart:title svg:x="13.223cm" svg:y="20.416cm" chart:style-name="ch7">
              <text:p>Padding Size in 4 bytes</text:p>
            </chart:title>
          </chart:axis>
          <chart:axis chart:dimension="y" chart:name="primary-y" chart:style-name="ch6">
            <chart:title svg:x="0.451cm" svg:y="14.537cm" chart:style-name="ch8">
              <text:p>Mega Read&amp;Write Operations Per Second</text:p>
            </chart:title>
            <chart:grid chart:style-name="ch9" chart:class="major"/>
          </chart:axis>
          <chart:series chart:style-name="ch10" chart:values-cell-range-address="data.B2:data.B19" chart:label-cell-address="data.B1:data.B1" chart:class="chart:scatter">
            <chart:domain table:cell-range-address="data.A2:data.A19"/>
            <chart:data-point chart:repeated="18"/>
          </chart:series>
          <chart:series chart:style-name="ch11" chart:values-cell-range-address="data.C2:data.C19" chart:label-cell-address="data.C1:data.C1" chart:class="chart:scatter">
            <chart:data-point chart:repeated="18"/>
          </chart:series>
          <chart:series chart:style-name="ch12" chart:values-cell-range-address="data.D2:data.D19" chart:label-cell-address="data.D1:data.D1" chart:class="chart:scatter">
            <chart:data-point chart:repeated="18"/>
          </chart:series>
          <chart:series chart:style-name="ch13" chart:values-cell-range-address="data.E2:data.E19" chart:label-cell-address="data.E1:data.E1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 #1 with 1 thread</text:p>
                <draw:g>
                  <svg:desc>data.B1:data.B1</svg:desc>
                </draw:g>
              </table:table-cell>
              <table:table-cell office:value-type="string">
                <text:p>Fix #1 with 2 threads</text:p>
                <draw:g>
                  <svg:desc>data.C1:data.C1</svg:desc>
                </draw:g>
              </table:table-cell>
              <table:table-cell office:value-type="string">
                <text:p>Fix #1 with 4 threads</text:p>
                <draw:g>
                  <svg:desc>data.D1:data.D1</svg:desc>
                </draw:g>
              </table:table-cell>
              <table:table-cell office:value-type="string">
                <text:p>Fix #2 with 1 threads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9</svg:desc>
                </draw:g>
              </table:table-cell>
              <table:table-cell office:value-type="float" office:value="571.704">
                <text:p>571.704</text:p>
                <draw:g>
                  <svg:desc>data.B2:data.B19</svg:desc>
                </draw:g>
              </table:table-cell>
              <table:table-cell office:value-type="float" office:value="660.669">
                <text:p>660.669</text:p>
                <draw:g>
                  <svg:desc>data.C2:data.C19</svg:desc>
                </draw:g>
              </table:table-cell>
              <table:table-cell office:value-type="float" office:value="671.219">
                <text:p>671.219</text:p>
                <draw:g>
                  <svg:desc>data.D2:data.D19</svg:desc>
                </draw:g>
              </table:table-cell>
              <table:table-cell office:value-type="float" office:value="637.123">
                <text:p>637.123</text:p>
                <draw:g>
                  <svg:desc>data.E2:data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71.514">
                <text:p>571.514</text:p>
              </table:table-cell>
              <table:table-cell office:value-type="float" office:value="786.133">
                <text:p>786.133</text:p>
              </table:table-cell>
              <table:table-cell office:value-type="float" office:value="671.884">
                <text:p>671.884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04.812">
                <text:p>604.812</text:p>
              </table:table-cell>
              <table:table-cell office:value-type="float" office:value="1176.21">
                <text:p>1176.21</text:p>
              </table:table-cell>
              <table:table-cell office:value-type="float" office:value="693.256">
                <text:p>693.256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0.655">
                <text:p>610.655</text:p>
              </table:table-cell>
              <table:table-cell office:value-type="float" office:value="1165.04">
                <text:p>1165.04</text:p>
              </table:table-cell>
              <table:table-cell office:value-type="float" office:value="911.501">
                <text:p>911.501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3.812">
                <text:p>603.812</text:p>
              </table:table-cell>
              <table:table-cell office:value-type="float" office:value="1153.72">
                <text:p>1153.72</text:p>
              </table:table-cell>
              <table:table-cell office:value-type="float" office:value="878.644">
                <text:p>878.644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1.661">
                <text:p>601.661</text:p>
              </table:table-cell>
              <table:table-cell office:value-type="float" office:value="1155.26">
                <text:p>1155.26</text:p>
              </table:table-cell>
              <table:table-cell office:value-type="float" office:value="790.739">
                <text:p>790.739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09.588">
                <text:p>609.588</text:p>
              </table:table-cell>
              <table:table-cell office:value-type="float" office:value="1169.7">
                <text:p>1169.7</text:p>
              </table:table-cell>
              <table:table-cell office:value-type="float" office:value="1030.38">
                <text:p>1030.38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2.28">
                <text:p>602.28</text:p>
              </table:table-cell>
              <table:table-cell office:value-type="float" office:value="1158.63">
                <text:p>1158.63</text:p>
              </table:table-cell>
              <table:table-cell office:value-type="float" office:value="1091.33">
                <text:p>1091.33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96.128">
                <text:p>596.128</text:p>
              </table:table-cell>
              <table:table-cell office:value-type="float" office:value="1117.22">
                <text:p>1117.22</text:p>
              </table:table-cell>
              <table:table-cell office:value-type="float" office:value="1239.25">
                <text:p>1239.25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3.149">
                <text:p>583.149</text:p>
              </table:table-cell>
              <table:table-cell office:value-type="float" office:value="1128.33">
                <text:p>1128.33</text:p>
              </table:table-cell>
              <table:table-cell office:value-type="float" office:value="1277.03">
                <text:p>1277.03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91.976">
                <text:p>591.976</text:p>
              </table:table-cell>
              <table:table-cell office:value-type="float" office:value="1152.27">
                <text:p>1152.27</text:p>
              </table:table-cell>
              <table:table-cell office:value-type="float" office:value="1500.67">
                <text:p>1500.67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87.213">
                <text:p>587.213</text:p>
              </table:table-cell>
              <table:table-cell office:value-type="float" office:value="1134.56">
                <text:p>1134.56</text:p>
              </table:table-cell>
              <table:table-cell office:value-type="float" office:value="1323.53">
                <text:p>1323.53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92.475">
                <text:p>592.475</text:p>
              </table:table-cell>
              <table:table-cell office:value-type="float" office:value="1141.15">
                <text:p>1141.15</text:p>
              </table:table-cell>
              <table:table-cell office:value-type="float" office:value="2210.71">
                <text:p>2210.71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96.093">
                <text:p>596.093</text:p>
              </table:table-cell>
              <table:table-cell office:value-type="float" office:value="1154.56">
                <text:p>1154.56</text:p>
              </table:table-cell>
              <table:table-cell office:value-type="float" office:value="2220.63">
                <text:p>2220.63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0.358">
                <text:p>600.358</text:p>
              </table:table-cell>
              <table:table-cell office:value-type="float" office:value="1152.63">
                <text:p>1152.63</text:p>
              </table:table-cell>
              <table:table-cell office:value-type="float" office:value="2248.98">
                <text:p>2248.98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96.095">
                <text:p>596.095</text:p>
              </table:table-cell>
              <table:table-cell office:value-type="float" office:value="1149.74">
                <text:p>1149.74</text:p>
              </table:table-cell>
              <table:table-cell office:value-type="float" office:value="2209.8">
                <text:p>2209.8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2.416">
                <text:p>582.416</text:p>
              </table:table-cell>
              <table:table-cell office:value-type="float" office:value="1143.58">
                <text:p>1143.58</text:p>
              </table:table-cell>
              <table:table-cell office:value-type="float" office:value="2276.43">
                <text:p>2276.43</text:p>
              </table:table-cell>
              <table:table-cell office:value-type="float" office:value="637.123">
                <text:p>637.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80.948">
                <text:p>580.948</text:p>
              </table:table-cell>
              <table:table-cell office:value-type="float" office:value="1117.05">
                <text:p>1117.05</text:p>
              </table:table-cell>
              <table:table-cell office:value-type="float" office:value="2170.17">
                <text:p>2170.17</text:p>
              </table:table-cell>
              <table:table-cell office:value-type="float" office:value="637.123">
                <text:p>637.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55cm" svg:height="25.075cm" xlink:href="." xlink:type="simple" chart:class="chart:scatter" chart:style-name="ch1">
        <chart:title svg:x="3.691cm" svg:y="0.637cm" chart:style-name="ch2">
          <text:p>Comparision on Performance between 2 types of False Sharing Fixes</text:p>
        </chart:title>
        <chart:subtitle svg:x="5.344cm" svg:y="1.917cm" chart:style-name="ch3">
          <text:p>Mega  Read&amp;Write Operations Per Second vs. Padding Size</text:p>
        </chart:subtitle>
        <chart:legend chart:legend-position="bottom" svg:x="4.124cm" svg:y="23.794cm" style:legend-expansion="wide" chart:style-name="ch4"/>
        <chart:plot-area chart:style-name="ch5" chart:data-source-has-labels="both" svg:x="1.436cm" svg:y="3.101cm" svg:width="19.394cm" svg:height="19.211cm">
          <chartooo:coordinate-region svg:x="2.428cm" svg:y="3.3cm" svg:width="18.215cm" svg:height="18.365cm"/>
          <chart:axis chart:dimension="x" chart:name="primary-x" chart:style-name="ch6" chartooo:axis-type="auto">
            <chart:title svg:x="9.74cm" svg:y="22.813cm" chart:style-name="ch7">
              <text:p>Padding in 4 bytes</text:p>
            </chart:title>
            <chart:categories table:cell-range-address="local-table.$A$2:.$A$19"/>
          </chart:axis>
          <chart:axis chart:dimension="y" chart:name="primary-y" chart:style-name="ch6">
            <chart:title svg:x="0.451cm" svg:y="15.793cm" chart:style-name="ch8">
              <text:p>Mega Read&amp;Write Operations Per Second</text:p>
            </chart:title>
            <chart:grid chart:style-name="ch9" chart:class="major"/>
          </chart:axis>
          <chart:series chart:style-name="ch10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series chart:style-name="ch11" chart:values-cell-range-address="local-table.$D$2:.$D$19" chart:label-cell-address="local-table.$D$1" chart:class="chart:scatter">
            <chart:data-point chart:repeated="18"/>
          </chart:series>
          <chart:series chart:style-name="ch12" chart:values-cell-range-address="local-table.$E$2:.$E$19" chart:label-cell-address="local-table.$E$1" chart:class="chart:scatter">
            <chart:data-point chart:repeated="18"/>
          </chart:series>
          <chart:series chart:style-name="ch13" chart:values-cell-range-address="local-table.$F$2:.$F$19" chart:label-cell-address="local-table.$F$1" chart:class="chart:scatter">
            <chart:data-point chart:repeated="18"/>
          </chart:series>
          <chart:series chart:style-name="ch14" chart:values-cell-range-address="local-table.$G$2:.$G$19" chart:label-cell-address="local-table.$G$1" chart:class="chart:scatter">
            <chart:data-point chart:repeated="18"/>
          </chart:series>
          <chart:series chart:style-name="ch15" chart:values-cell-range-address="local-table.$H$2:.$H$19" chart:label-cell-address="local-table.$H$1" chart:class="chart:scatte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x #1 with 1 thread</text:p>
              </table:table-cell>
              <table:table-cell office:value-type="string">
                <text:p>Fix #1 with 2 threads</text:p>
              </table:table-cell>
              <table:table-cell office:value-type="string">
                <text:p>Fix #1 with 4 threads</text:p>
              </table:table-cell>
              <table:table-cell office:value-type="string">
                <text:p>Fix #2 with 1 threads</text:p>
              </table:table-cell>
              <table:table-cell office:value-type="string">
                <text:p>Fix #2 with 2 threads</text:p>
              </table:table-cell>
              <table:table-cell office:value-type="string">
                <text:p>Fix #2 with 4 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89.094">
                <text:p>589.094</text:p>
              </table:table-cell>
              <table:table-cell office:value-type="float" office:value="755.033">
                <text:p>755.033</text:p>
              </table:table-cell>
              <table:table-cell office:value-type="float" office:value="489.375">
                <text:p>489.37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3.565">
                <text:p>563.565</text:p>
              </table:table-cell>
              <table:table-cell office:value-type="float" office:value="802.405">
                <text:p>802.405</text:p>
              </table:table-cell>
              <table:table-cell office:value-type="float" office:value="865.287">
                <text:p>865.287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5.683">
                <text:p>585.683</text:p>
              </table:table-cell>
              <table:table-cell office:value-type="float" office:value="1160.53">
                <text:p>1160.53</text:p>
              </table:table-cell>
              <table:table-cell office:value-type="float" office:value="703.669">
                <text:p>703.66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8.046">
                <text:p>608.046</text:p>
              </table:table-cell>
              <table:table-cell office:value-type="float" office:value="1164.87">
                <text:p>1164.87</text:p>
              </table:table-cell>
              <table:table-cell office:value-type="float" office:value="795.936">
                <text:p>795.93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1.236">
                <text:p>601.236</text:p>
              </table:table-cell>
              <table:table-cell office:value-type="float" office:value="1165.44">
                <text:p>1165.44</text:p>
              </table:table-cell>
              <table:table-cell office:value-type="float" office:value="863.595">
                <text:p>863.59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3.807">
                <text:p>603.807</text:p>
              </table:table-cell>
              <table:table-cell office:value-type="float" office:value="1150.37">
                <text:p>1150.37</text:p>
              </table:table-cell>
              <table:table-cell office:value-type="float" office:value="791.771">
                <text:p>791.77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0.543">
                <text:p>610.543</text:p>
              </table:table-cell>
              <table:table-cell office:value-type="float" office:value="1167.42">
                <text:p>1167.42</text:p>
              </table:table-cell>
              <table:table-cell office:value-type="float" office:value="1126.85">
                <text:p>1126.8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9.152">
                <text:p>579.152</text:p>
              </table:table-cell>
              <table:table-cell office:value-type="float" office:value="1131.52">
                <text:p>1131.52</text:p>
              </table:table-cell>
              <table:table-cell office:value-type="float" office:value="988.649">
                <text:p>988.64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0.11">
                <text:p>600.11</text:p>
              </table:table-cell>
              <table:table-cell office:value-type="float" office:value="1137.27">
                <text:p>1137.27</text:p>
              </table:table-cell>
              <table:table-cell office:value-type="float" office:value="1028.61">
                <text:p>1028.6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4.877">
                <text:p>584.877</text:p>
              </table:table-cell>
              <table:table-cell office:value-type="float" office:value="1132.78">
                <text:p>1132.78</text:p>
              </table:table-cell>
              <table:table-cell office:value-type="float" office:value="1135.51">
                <text:p>1135.5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01.054">
                <text:p>601.054</text:p>
              </table:table-cell>
              <table:table-cell office:value-type="float" office:value="1149.65">
                <text:p>1149.65</text:p>
              </table:table-cell>
              <table:table-cell office:value-type="float" office:value="1270.14">
                <text:p>1270.14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4.558">
                <text:p>594.558</text:p>
              </table:table-cell>
              <table:table-cell office:value-type="float" office:value="1142.03">
                <text:p>1142.03</text:p>
              </table:table-cell>
              <table:table-cell office:value-type="float" office:value="1273.6">
                <text:p>1273.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1.766">
                <text:p>601.766</text:p>
              </table:table-cell>
              <table:table-cell office:value-type="float" office:value="1156.37">
                <text:p>1156.37</text:p>
              </table:table-cell>
              <table:table-cell office:value-type="float" office:value="2246.89">
                <text:p>2246.8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3.552">
                <text:p>603.552</text:p>
              </table:table-cell>
              <table:table-cell office:value-type="float" office:value="1158.72">
                <text:p>1158.72</text:p>
              </table:table-cell>
              <table:table-cell office:value-type="float" office:value="2267.12">
                <text:p>2267.1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9.867">
                <text:p>609.867</text:p>
              </table:table-cell>
              <table:table-cell office:value-type="float" office:value="1173.79">
                <text:p>1173.79</text:p>
              </table:table-cell>
              <table:table-cell office:value-type="float" office:value="2290.06">
                <text:p>2290.0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5.577">
                <text:p>605.577</text:p>
              </table:table-cell>
              <table:table-cell office:value-type="float" office:value="1160.74">
                <text:p>1160.74</text:p>
              </table:table-cell>
              <table:table-cell office:value-type="float" office:value="2278.41">
                <text:p>2278.4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06.657">
                <text:p>606.657</text:p>
              </table:table-cell>
              <table:table-cell office:value-type="float" office:value="1165.62">
                <text:p>1165.62</text:p>
              </table:table-cell>
              <table:table-cell office:value-type="float" office:value="2276.38">
                <text:p>2276.38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1.55">
                <text:p>591.55</text:p>
              </table:table-cell>
              <table:table-cell office:value-type="float" office:value="1133.89">
                <text:p>1133.89</text:p>
              </table:table-cell>
              <table:table-cell office:value-type="float" office:value="2212.2">
                <text:p>2212.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